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e6b4" officeooo:paragraph-rsid="0005e6b4"/>
    </style:style>
    <style:style style:name="P2" style:family="paragraph" style:parent-style-name="Standard">
      <style:text-properties officeooo:rsid="0005e6b4" officeooo:paragraph-rsid="00070bd3"/>
    </style:style>
    <style:style style:name="P3" style:family="paragraph" style:parent-style-name="Standard">
      <style:text-properties officeooo:rsid="0005e6b4" officeooo:paragraph-rsid="00127d6c"/>
    </style:style>
    <style:style style:name="P4" style:family="paragraph" style:parent-style-name="Standard">
      <style:text-properties officeooo:paragraph-rsid="0008e329"/>
    </style:style>
    <style:style style:name="P5" style:family="paragraph" style:parent-style-name="Standard">
      <style:text-properties officeooo:rsid="0008e329" officeooo:paragraph-rsid="00070bd3"/>
    </style:style>
    <style:style style:name="P6" style:family="paragraph" style:parent-style-name="Standard">
      <style:text-properties officeooo:rsid="000ae91b" officeooo:paragraph-rsid="000ae91b"/>
    </style:style>
    <style:style style:name="P7" style:family="paragraph" style:parent-style-name="Standard">
      <style:text-properties officeooo:rsid="000be56b" officeooo:paragraph-rsid="000ae91b"/>
    </style:style>
    <style:style style:name="P8" style:family="paragraph" style:parent-style-name="Standard">
      <style:text-properties officeooo:rsid="000be56b" officeooo:paragraph-rsid="000be56b"/>
    </style:style>
    <style:style style:name="P9" style:family="paragraph" style:parent-style-name="Standard">
      <style:text-properties officeooo:rsid="000eb181" officeooo:paragraph-rsid="000eb181"/>
    </style:style>
    <style:style style:name="P10" style:family="paragraph" style:parent-style-name="Standard">
      <style:text-properties officeooo:rsid="000fe285" officeooo:paragraph-rsid="000fe285"/>
    </style:style>
    <style:style style:name="P11" style:family="paragraph" style:parent-style-name="Standard">
      <style:text-properties officeooo:rsid="00127d6c" officeooo:paragraph-rsid="00127d6c"/>
    </style:style>
    <style:style style:name="P12" style:family="paragraph" style:parent-style-name="Standard">
      <style:text-properties officeooo:rsid="00155d9a" officeooo:paragraph-rsid="00155d9a"/>
    </style:style>
    <style:style style:name="P13" style:family="paragraph" style:parent-style-name="Standard">
      <style:text-properties officeooo:rsid="001a3aa9" officeooo:paragraph-rsid="001a3aa9"/>
    </style:style>
    <style:style style:name="P14" style:family="paragraph" style:parent-style-name="Standard">
      <style:text-properties officeooo:rsid="001a3aa9" officeooo:paragraph-rsid="009f46a4"/>
    </style:style>
    <style:style style:name="P15" style:family="paragraph" style:parent-style-name="Standard">
      <style:text-properties officeooo:rsid="001a3aa9" officeooo:paragraph-rsid="014efb2a"/>
    </style:style>
    <style:style style:name="P16" style:family="paragraph" style:parent-style-name="Standard">
      <style:text-properties officeooo:rsid="001b2432" officeooo:paragraph-rsid="001b2432"/>
    </style:style>
    <style:style style:name="P17" style:family="paragraph" style:parent-style-name="Standard">
      <style:text-properties officeooo:rsid="001bdb10" officeooo:paragraph-rsid="001bdb10"/>
    </style:style>
    <style:style style:name="P18" style:family="paragraph" style:parent-style-name="Standard">
      <style:text-properties officeooo:rsid="00204f9c" officeooo:paragraph-rsid="00204f9c"/>
    </style:style>
    <style:style style:name="P19" style:family="paragraph" style:parent-style-name="Standard">
      <style:text-properties officeooo:rsid="0021972e" officeooo:paragraph-rsid="0021972e"/>
    </style:style>
    <style:style style:name="P20" style:family="paragraph" style:parent-style-name="Standard">
      <style:text-properties officeooo:rsid="0022ae5a" officeooo:paragraph-rsid="0022ae5a"/>
    </style:style>
    <style:style style:name="P21" style:family="paragraph" style:parent-style-name="Standard">
      <style:text-properties officeooo:rsid="002300b5" officeooo:paragraph-rsid="002300b5"/>
    </style:style>
    <style:style style:name="P22" style:family="paragraph" style:parent-style-name="Standard">
      <style:text-properties officeooo:rsid="00260b1e" officeooo:paragraph-rsid="00260b1e"/>
    </style:style>
    <style:style style:name="P23" style:family="paragraph" style:parent-style-name="Standard">
      <style:text-properties officeooo:rsid="0027276c" officeooo:paragraph-rsid="0027276c"/>
    </style:style>
    <style:style style:name="P24" style:family="paragraph" style:parent-style-name="Standard">
      <style:text-properties officeooo:rsid="002742fe" officeooo:paragraph-rsid="002742fe"/>
    </style:style>
    <style:style style:name="P25" style:family="paragraph" style:parent-style-name="Standard">
      <style:text-properties officeooo:rsid="0027d9da" officeooo:paragraph-rsid="0022ae5a"/>
    </style:style>
    <style:style style:name="P26" style:family="paragraph" style:parent-style-name="Standard">
      <style:text-properties officeooo:rsid="0027d9da" officeooo:paragraph-rsid="0027d9da"/>
    </style:style>
    <style:style style:name="P27" style:family="paragraph" style:parent-style-name="Standard">
      <style:text-properties officeooo:rsid="00297ffd" officeooo:paragraph-rsid="00297ffd"/>
    </style:style>
    <style:style style:name="P28" style:family="paragraph" style:parent-style-name="Standard">
      <style:text-properties officeooo:rsid="002a2ad8" officeooo:paragraph-rsid="002a2ad8"/>
    </style:style>
    <style:style style:name="P29" style:family="paragraph" style:parent-style-name="Standard">
      <style:text-properties officeooo:rsid="002a3628" officeooo:paragraph-rsid="002a3628"/>
    </style:style>
    <style:style style:name="P30" style:family="paragraph" style:parent-style-name="Standard">
      <style:text-properties officeooo:rsid="002a3628" officeooo:paragraph-rsid="002aecb7"/>
    </style:style>
    <style:style style:name="P31" style:family="paragraph" style:parent-style-name="Standard">
      <style:text-properties officeooo:rsid="002a3628" officeooo:paragraph-rsid="002cfcf6"/>
    </style:style>
    <style:style style:name="P32" style:family="paragraph" style:parent-style-name="Standard">
      <style:text-properties officeooo:rsid="002eb72b" officeooo:paragraph-rsid="002eb72b"/>
    </style:style>
    <style:style style:name="P33" style:family="paragraph" style:parent-style-name="Standard">
      <style:text-properties officeooo:rsid="002fb10e" officeooo:paragraph-rsid="002fb10e"/>
    </style:style>
    <style:style style:name="P34" style:family="paragraph" style:parent-style-name="Standard">
      <style:text-properties officeooo:rsid="00310b79" officeooo:paragraph-rsid="00310b79"/>
    </style:style>
    <style:style style:name="P35" style:family="paragraph" style:parent-style-name="Standard">
      <style:text-properties officeooo:rsid="0032967d" officeooo:paragraph-rsid="0032967d"/>
    </style:style>
    <style:style style:name="P36" style:family="paragraph" style:parent-style-name="Standard">
      <style:text-properties officeooo:rsid="0033d417" officeooo:paragraph-rsid="0005e6b4"/>
    </style:style>
    <style:style style:name="P37" style:family="paragraph" style:parent-style-name="Standard">
      <style:text-properties officeooo:rsid="0035c9ab" officeooo:paragraph-rsid="0035c9ab"/>
    </style:style>
    <style:style style:name="P38" style:family="paragraph" style:parent-style-name="Standard">
      <style:text-properties officeooo:rsid="00385407" officeooo:paragraph-rsid="00385407"/>
    </style:style>
    <style:style style:name="P39" style:family="paragraph" style:parent-style-name="Standard">
      <style:text-properties officeooo:rsid="003de199" officeooo:paragraph-rsid="0042b648"/>
    </style:style>
    <style:style style:name="P40" style:family="paragraph" style:parent-style-name="Standard">
      <style:text-properties officeooo:rsid="003de199" officeooo:paragraph-rsid="005c3f54"/>
    </style:style>
    <style:style style:name="P41" style:family="paragraph" style:parent-style-name="Standard">
      <style:text-properties officeooo:rsid="004e85d7" officeooo:paragraph-rsid="0042b648"/>
    </style:style>
    <style:style style:name="P42" style:family="paragraph" style:parent-style-name="Standard">
      <style:text-properties officeooo:rsid="005023ea" officeooo:paragraph-rsid="0051fc93"/>
    </style:style>
    <style:style style:name="P43" style:family="paragraph" style:parent-style-name="Standard">
      <style:text-properties officeooo:rsid="005d7845" officeooo:paragraph-rsid="005d7845"/>
    </style:style>
    <style:style style:name="P44" style:family="paragraph" style:parent-style-name="Standard">
      <style:text-properties officeooo:rsid="00655741" officeooo:paragraph-rsid="00655741"/>
    </style:style>
    <style:style style:name="P45" style:family="paragraph" style:parent-style-name="Standard">
      <style:text-properties officeooo:rsid="00676d89" officeooo:paragraph-rsid="00676d89"/>
    </style:style>
    <style:style style:name="P46" style:family="paragraph" style:parent-style-name="Standard">
      <style:text-properties officeooo:rsid="0067ea05" officeooo:paragraph-rsid="0067ea05"/>
    </style:style>
    <style:style style:name="P47" style:family="paragraph" style:parent-style-name="Standard">
      <style:text-properties officeooo:rsid="006c1f33" officeooo:paragraph-rsid="0097b268"/>
    </style:style>
    <style:style style:name="P48" style:family="paragraph" style:parent-style-name="Standard">
      <style:text-properties fo:font-size="10pt" officeooo:rsid="001a3aa9" officeooo:paragraph-rsid="00c054e3" style:font-size-asian="8.75pt" style:font-size-complex="10pt"/>
    </style:style>
    <style:style style:name="P49" style:family="paragraph" style:parent-style-name="Standard">
      <style:text-properties officeooo:rsid="009f46a4" officeooo:paragraph-rsid="00a88453"/>
    </style:style>
    <style:style style:name="P50" style:family="paragraph" style:parent-style-name="Standard">
      <style:text-properties officeooo:rsid="00a8e5a8" officeooo:paragraph-rsid="00c054e3"/>
    </style:style>
    <style:style style:name="P51" style:family="paragraph" style:parent-style-name="Standard">
      <style:text-properties officeooo:rsid="00bd665d" officeooo:paragraph-rsid="00bd665d"/>
    </style:style>
    <style:style style:name="P52" style:family="paragraph" style:parent-style-name="Standard">
      <style:text-properties officeooo:rsid="00be4b8e" officeooo:paragraph-rsid="00be4b8e"/>
    </style:style>
    <style:style style:name="P53" style:family="paragraph" style:parent-style-name="Standard">
      <style:text-properties officeooo:rsid="008df18b" officeooo:paragraph-rsid="008df18b"/>
    </style:style>
    <style:style style:name="P54" style:family="paragraph" style:parent-style-name="Standard">
      <style:text-properties officeooo:rsid="00d9484a" officeooo:paragraph-rsid="00d9484a"/>
    </style:style>
    <style:style style:name="P55" style:family="paragraph" style:parent-style-name="Standard">
      <style:text-properties officeooo:rsid="00da48ab" officeooo:paragraph-rsid="00f7f2bb"/>
    </style:style>
    <style:style style:name="P56" style:family="paragraph" style:parent-style-name="Standard">
      <style:text-properties officeooo:rsid="00da48ab" officeooo:paragraph-rsid="011eddfa"/>
    </style:style>
    <style:style style:name="P57" style:family="paragraph" style:parent-style-name="Standard">
      <style:text-properties officeooo:rsid="00dc7666" officeooo:paragraph-rsid="00da48ab"/>
    </style:style>
    <style:style style:name="P58" style:family="paragraph" style:parent-style-name="Standard">
      <style:text-properties officeooo:rsid="00ddae74" officeooo:paragraph-rsid="00f68ed0"/>
    </style:style>
    <style:style style:name="P59" style:family="paragraph" style:parent-style-name="Standard">
      <style:text-properties officeooo:rsid="00ddae74" officeooo:paragraph-rsid="00f7f2bb"/>
    </style:style>
    <style:style style:name="P60" style:family="paragraph" style:parent-style-name="Standard">
      <style:text-properties officeooo:rsid="00ddae74" officeooo:paragraph-rsid="0103a4de"/>
    </style:style>
    <style:style style:name="P61" style:family="paragraph" style:parent-style-name="Standard">
      <style:text-properties officeooo:rsid="00e0a952" officeooo:paragraph-rsid="00e0a952"/>
    </style:style>
    <style:style style:name="P62" style:family="paragraph" style:parent-style-name="Standard">
      <style:text-properties officeooo:rsid="00fa6d26" officeooo:paragraph-rsid="014efb2a"/>
    </style:style>
    <style:style style:name="P63" style:family="paragraph" style:parent-style-name="Standard">
      <style:text-properties officeooo:rsid="010042b6" officeooo:paragraph-rsid="010042b6"/>
    </style:style>
    <style:style style:name="P64" style:family="paragraph" style:parent-style-name="Standard">
      <style:text-properties officeooo:rsid="010ad730" officeooo:paragraph-rsid="010ad730"/>
    </style:style>
    <style:style style:name="P65" style:family="paragraph" style:parent-style-name="Standard">
      <style:text-properties officeooo:rsid="010dd6c0" officeooo:paragraph-rsid="010dd6c0"/>
    </style:style>
    <style:style style:name="P66" style:family="paragraph" style:parent-style-name="Standard">
      <style:text-properties officeooo:rsid="006af18d" officeooo:paragraph-rsid="006641cb"/>
    </style:style>
    <style:style style:name="P67" style:family="paragraph" style:parent-style-name="Standard">
      <style:text-properties officeooo:rsid="0121b300" officeooo:paragraph-rsid="0121b300"/>
    </style:style>
    <style:style style:name="P68" style:family="paragraph" style:parent-style-name="Standard">
      <style:text-properties officeooo:rsid="01226c31" officeooo:paragraph-rsid="01226c31"/>
    </style:style>
    <style:style style:name="P69" style:family="paragraph" style:parent-style-name="Standard">
      <style:text-properties officeooo:rsid="0122d2ef" officeooo:paragraph-rsid="013c83e0"/>
    </style:style>
    <style:style style:name="P70" style:family="paragraph" style:parent-style-name="Standard">
      <style:text-properties officeooo:rsid="0122d2ef" officeooo:paragraph-rsid="014efb2a"/>
    </style:style>
    <style:style style:name="P71" style:family="paragraph" style:parent-style-name="Standard">
      <style:text-properties officeooo:rsid="01270dc0" officeooo:paragraph-rsid="01270dc0"/>
    </style:style>
    <style:style style:name="P72" style:family="paragraph" style:parent-style-name="Standard">
      <style:text-properties officeooo:rsid="01270dc0" officeooo:paragraph-rsid="008df18b"/>
    </style:style>
    <style:style style:name="P73" style:family="paragraph" style:parent-style-name="Standard">
      <style:text-properties officeooo:rsid="01270dc0" officeooo:paragraph-rsid="014efb2a"/>
    </style:style>
    <style:style style:name="P74" style:family="paragraph" style:parent-style-name="Standard">
      <style:text-properties officeooo:rsid="0131fe25" officeooo:paragraph-rsid="0131fe25"/>
    </style:style>
    <style:style style:name="P75" style:family="paragraph" style:parent-style-name="Standard">
      <style:text-properties officeooo:rsid="0132f921" officeooo:paragraph-rsid="0132f921"/>
    </style:style>
    <style:style style:name="P76" style:family="paragraph" style:parent-style-name="Standard">
      <style:text-properties officeooo:rsid="0135add4" officeooo:paragraph-rsid="0135add4"/>
    </style:style>
    <style:style style:name="P77" style:family="paragraph" style:parent-style-name="Standard">
      <style:text-properties officeooo:rsid="01381234" officeooo:paragraph-rsid="01381234"/>
    </style:style>
    <style:style style:name="P78" style:family="paragraph" style:parent-style-name="Standard">
      <style:text-properties officeooo:rsid="013ac16b" officeooo:paragraph-rsid="013c83e0"/>
    </style:style>
    <style:style style:name="P79" style:family="paragraph" style:parent-style-name="Standard">
      <style:text-properties officeooo:rsid="013c3e3e" officeooo:paragraph-rsid="013c3e3e"/>
    </style:style>
    <style:style style:name="P80" style:family="paragraph" style:parent-style-name="Standard">
      <style:text-properties officeooo:rsid="014efb2a" officeooo:paragraph-rsid="014efb2a"/>
    </style:style>
    <style:style style:name="P81" style:family="paragraph" style:parent-style-name="Standard">
      <style:text-properties officeooo:rsid="00dede16" officeooo:paragraph-rsid="0103a4de"/>
    </style:style>
    <style:style style:name="P82" style:family="paragraph" style:parent-style-name="Standard">
      <style:text-properties officeooo:rsid="0103a4de" officeooo:paragraph-rsid="0103a4de"/>
    </style:style>
    <style:style style:name="P83" style:family="paragraph" style:parent-style-name="Standard">
      <style:text-properties officeooo:rsid="00f68ed0" officeooo:paragraph-rsid="00f68ed0"/>
    </style:style>
    <style:style style:name="P84" style:family="paragraph" style:parent-style-name="Standard">
      <style:text-properties officeooo:rsid="00f7f2bb" officeooo:paragraph-rsid="00f7f2bb"/>
    </style:style>
    <style:style style:name="P85" style:family="paragraph" style:parent-style-name="Standard">
      <style:text-properties officeooo:rsid="012e4b95" officeooo:paragraph-rsid="012e4b95"/>
    </style:style>
    <style:style style:name="P86" style:family="paragraph" style:parent-style-name="Standard">
      <style:text-properties officeooo:rsid="0151680e" officeooo:paragraph-rsid="0151680e"/>
    </style:style>
    <style:style style:name="P87" style:family="paragraph" style:parent-style-name="Standard">
      <style:text-properties officeooo:rsid="0156b9bd" officeooo:paragraph-rsid="0156b9bd"/>
    </style:style>
    <style:style style:name="T1" style:family="text">
      <style:text-properties officeooo:rsid="0005e6b4"/>
    </style:style>
    <style:style style:name="T2" style:family="text">
      <style:text-properties officeooo:rsid="00070bd3"/>
    </style:style>
    <style:style style:name="T3" style:family="text">
      <style:text-properties style:text-position="super 58%"/>
    </style:style>
    <style:style style:name="T4" style:family="text">
      <style:text-properties officeooo:rsid="000eb181"/>
    </style:style>
    <style:style style:name="T5" style:family="text">
      <style:text-properties officeooo:rsid="001a3aa9"/>
    </style:style>
    <style:style style:name="T6" style:family="text">
      <style:text-properties officeooo:rsid="001ad031"/>
    </style:style>
    <style:style style:name="T7" style:family="text">
      <style:text-properties officeooo:rsid="001e8faa"/>
    </style:style>
    <style:style style:name="T8" style:family="text">
      <style:text-properties officeooo:rsid="002aecb7"/>
    </style:style>
    <style:style style:name="T9" style:family="text">
      <style:text-properties officeooo:rsid="002c9ac3"/>
    </style:style>
    <style:style style:name="T10" style:family="text">
      <style:text-properties officeooo:rsid="002cfcf6"/>
    </style:style>
    <style:style style:name="T11" style:family="text">
      <style:text-properties officeooo:rsid="002f4eed"/>
    </style:style>
    <style:style style:name="T12" style:family="text">
      <style:text-properties officeooo:rsid="00387267"/>
    </style:style>
    <style:style style:name="T13" style:family="text">
      <style:text-properties officeooo:rsid="003940a8"/>
    </style:style>
    <style:style style:name="T14" style:family="text">
      <style:text-properties officeooo:rsid="003e3ac6"/>
    </style:style>
    <style:style style:name="T15" style:family="text">
      <style:text-properties officeooo:rsid="005023ea"/>
    </style:style>
    <style:style style:name="T16" style:family="text">
      <style:text-properties officeooo:rsid="0051fc93"/>
    </style:style>
    <style:style style:name="T17" style:family="text">
      <style:text-properties officeooo:rsid="005898de"/>
    </style:style>
    <style:style style:name="T18" style:family="text">
      <style:text-properties officeooo:rsid="0059a4c1"/>
    </style:style>
    <style:style style:name="T19" style:family="text">
      <style:text-properties officeooo:rsid="005eac97"/>
    </style:style>
    <style:style style:name="T20" style:family="text">
      <style:text-properties officeooo:rsid="0067ea05"/>
    </style:style>
    <style:style style:name="T21" style:family="text">
      <style:text-properties officeooo:rsid="006c551b"/>
    </style:style>
    <style:style style:name="T22" style:family="text">
      <style:text-properties officeooo:rsid="0092064f"/>
    </style:style>
    <style:style style:name="T23" style:family="text">
      <style:text-properties officeooo:rsid="00a0d0d1"/>
    </style:style>
    <style:style style:name="T24" style:family="text">
      <style:text-properties officeooo:rsid="00a8ef79"/>
    </style:style>
    <style:style style:name="T25" style:family="text">
      <style:text-properties officeooo:rsid="00dede16"/>
    </style:style>
    <style:style style:name="T26" style:family="text">
      <style:text-properties officeooo:rsid="00e3bf16"/>
    </style:style>
    <style:style style:name="T27" style:family="text">
      <style:text-properties officeooo:rsid="00e4dce7"/>
    </style:style>
    <style:style style:name="T28" style:family="text">
      <style:text-properties officeooo:rsid="00e841a6"/>
    </style:style>
    <style:style style:name="T29" style:family="text">
      <style:text-properties officeooo:rsid="00f0c8ad"/>
    </style:style>
    <style:style style:name="T30" style:family="text">
      <style:text-properties officeooo:rsid="00f400e8"/>
    </style:style>
    <style:style style:name="T31" style:family="text">
      <style:text-properties officeooo:rsid="00fc597e"/>
    </style:style>
    <style:style style:name="T32" style:family="text">
      <style:text-properties officeooo:rsid="010e4320"/>
    </style:style>
    <style:style style:name="T33" style:family="text">
      <style:text-properties officeooo:rsid="0127cde1"/>
    </style:style>
    <style:style style:name="T34" style:family="text">
      <style:text-properties officeooo:rsid="0134b303"/>
    </style:style>
    <style:style style:name="T35" style:family="text">
      <style:text-properties officeooo:rsid="01367c17"/>
    </style:style>
    <style:style style:name="T36" style:family="text">
      <style:text-properties officeooo:rsid="013bec22"/>
    </style:style>
    <style:style style:name="T37" style:family="text">
      <style:text-properties officeooo:rsid="013c7c41"/>
    </style:style>
    <style:style style:name="T38" style:family="text">
      <style:text-properties style:text-underline-style="none" officeooo:rsid="014af0d0"/>
    </style:style>
    <style:style style:name="T39" style:family="text">
      <style:text-properties style:text-underline-style="none" officeooo:rsid="014cbe81"/>
    </style:style>
    <style:style style:name="T40" style:family="text">
      <style:text-properties style:text-underline-style="none" officeooo:rsid="014d163a"/>
    </style:style>
    <style:style style:name="T41" style:family="text">
      <style:text-properties style:text-underline-style="none" officeooo:rsid="014e59b6"/>
    </style:style>
    <style:style style:name="T42" style:family="text">
      <style:text-properties officeooo:rsid="0150e4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Notatio<text:span text:style-name="T42">n: </text:span></text:p>
      <text:p text:style-name="P86"/>
      <text:p text:style-name="P87"/>
      <text:p text:style-name="P54">Introduction:</text:p>
      <text:p text:style-name="P57"/>
      <text:p text:style-name="P61">What is word embedding? The <text:span text:style-name="T28">word </text:span>embedding means using the digital vectors to represent <text:span text:style-name="T26">string words. It is the transforming process. Actually, embedding is a kind of special vector which contain some meaning information of the word. </text:span></text:p>
      <text:p text:style-name="P60"><text:span text:style-name="T27">Why we </text:span>should do word embedding. The reason is that it is difficult to deal with the original string word for machine. But it would be much more convenient to deal with the digital <text:span text:style-name="T29">vectors</text:span>. So we want to transform word<text:span text:style-name="T30">s</text:span> to digital vectors. <text:span text:style-name="T25">There are many methods to do that, and most of them are based on a assumption that similar word has similar vectors. In the following part, we always use “embeddings” instead of “vectors”. So what are similarity words? How can machine consider two words are similar. There is a basic idea that if two words has similar context, they are probably <text:s/>similar to each other. </text:span></text:p>
      <text:p text:style-name="P81">e.g. </text:p>
      <text:p text:style-name="P81">I like playing football.</text:p>
      <text:p text:style-name="P82">I like playing basketball.</text:p>
      <text:p text:style-name="P82">So football and basketball are similarity in some aspect. </text:p>
      <text:p text:style-name="P58"/>
      <text:p text:style-name="P56">Why this question is important? </text:p>
      <text:p text:style-name="P56"/>
      <text:p text:style-name="P83">Similarity: context similarity</text:p>
      <text:p text:style-name="P63"/>
      <text:p text:style-name="P84">difficult: one sense different senses</text:p>
      <text:p text:style-name="P59"/>
      <text:p text:style-name="P64">the main idea about my sense embeddings.</text:p>
      <text:p text:style-name="P64"/>
      <text:p text:style-name="P65">The structure of my master thesis. <text:span text:style-name="T32">We will introduce some famous algorithm and related mathematical knowledges in the word embedding chapter. And the we will focus on a couple of method about sense embeddings. Based on that, the next chapter is our trial for sense embeddings. We use the spark framework to implement our model. The chapter experiment will show some results from our method. At last chapter conclusion, we analysis the advantages and disadvantages about our methods including model and implementation and give some ideas about how we can improve it in the future and what else we can do.</text:span></text:p>
      <text:p text:style-name="P55"/>
      <text:p text:style-name="P53"/>
      <text:p text:style-name="P53">Model part:</text:p>
      <text:p text:style-name="P80">Beginning:</text:p>
      <text:p text:style-name="P73">The final model is a little different <text:span text:style-name="T33">from our original one. We will introduce our original model in the following sections and then talk about the places we change. The reason about changing is the experiment failure. And we will analysis the possible reasons about failure in the next chapter.</text:span></text:p>
      <text:p text:style-name="P53"/>
      <text:p text:style-name="P80">Sense adjustment:</text:p>
      <text:p text:style-name="P62">Each word has several senses. <text:span text:style-name="T31">Each sense has a probability, in initialization they are set equally. For each assignment part, the probability will change based on the number of selected. </text:span></text:p>
      <text:p text:style-name="P15"/>
      <text:p text:style-name="P70"/>
      <text:p text:style-name="P72"/>
      <text:p text:style-name="P71"/>
      <text:p text:style-name="P76">At the beginning:</text:p>
      <text:p text:style-name="P77">For the experiment, we use spark framework <text:span text:style-name="T36">to implement our model</text:span>. <text:span text:style-name="T35">In this chapter, we will firstly </text:span><text:soft-page-break/><text:span text:style-name="T35">introduce some knowledge about spark and how we use these techniques to implement our model.</text:span></text:p>
      <text:p text:style-name="P79">And then <text:span text:style-name="T37">we use the same database as word2vec (…) to try different parameters on the original model. We found that the results is not as what we expected. So we change our project so that syn1 only have one sense for each word. We will introduce what kind of experiments we did, how we found it is not good, how is the results after changing. </text:span><text:span text:style-name="T38">After that,</text:span><text:span text:style-name="T39"> to compare with other models of sense embedding, we did some other experiments on </text:span><text:span text:style-name="T40">wiki2010 </text:span><text:span text:style-name="T41">and then did the evaluation about word similarity task on wordsim_353 and SWSC.</text:span><text:span text:style-name="T37"> </text:span></text:p>
      <text:p text:style-name="P79"/>
      <text:p text:style-name="P78"/>
      <text:p text:style-name="P69"/>
      <text:p text:style-name="P68"/>
      <text:p text:style-name="P13">This part is about introduction of Spark (RDD, Transformaton, action) </text:p>
      <text:p text:style-name="P10"/>
      <text:p text:style-name="P10">Environment: Spark 1.6.0, <text:span text:style-name="T6">cores 32, only one machine </text:span></text:p>
      <text:p text:style-name="P10"/>
      <text:p text:style-name="P51">Spark is a distributed computing framework.</text:p>
      <text:p text:style-name="P52"/>
      <text:p text:style-name="P50">Spark has one driver and several executor<text:span text:style-name="T24">s. Usually, executor is a cpu core, and we call each machine as worker, so each worker has several executors. But logically we only need the driver and the executors, only for something about tuning we should care about the worker stuff, e.g. some operations need to do communication between different machine. But for most of cases, each executor just fetch part of data and deal with it, and then the driver collect data from all executors.</text:span></text:p>
      <text:p text:style-name="P48"/>
      <text:p text:style-name="P47">Spark has many things. What I use are about RDD <text:span text:style-name="T22">(Resilient Distributed Datasets) </text:span>and <text:span text:style-name="T21">some operations on RDD, which is a special data structure and is convenient to do some distributed computing. These operations have two type, one is Transformation operation, another is action operation. Firstly, Spark reads text file from file system (normally it is HDFS). And now, the data is the form of RDD. The transformation operation is to transform a RDD to another RDD. RDD has two types, the one read from file system is called HDFS RDD, the one transformed by transformation operation is called map RDD. Generally after some transformation operations, people use the action operation to gain some useful information from the last RDD. To be noted that, transformation is not to change the element in the current RDD, insead it create a new RDD. How about the old one? If you really need it, you can store it in catch, memory or the disk. Some times we store it (catch it) not only for the intermediate results, but also for some algorithms required iteration. For instance, if you want to use action operation to gain some </text:span></text:p>
      <text:p text:style-name="P13"/>
      <text:p text:style-name="P49">Transformation operation is mainly about map and filter, which is very similar as the operations in any functional programming. <text:span text:style-name="T23">And the action operation is mainly about aggregate, reduce, count, and collect. Generally, RDD is a abstract structure, it can be operated only by transformation operation and stored logically in every executor.</text:span></text:p>
      <text:p text:style-name="P14"/>
      <text:p text:style-name="P9">RDD: </text:p>
      <text:p text:style-name="P9">Transformation and Action: </text:p>
      <text:p text:style-name="P9"/>
      <text:p text:style-name="P11">parameters as global value: syn0 and syn1</text:p>
      <text:p text:style-name="P11"/>
      <text:p text:style-name="P12">RDD is a special data structure. Data <text:span text:style-name="T5">in RDD can not be changed. Spark use some operations to </text:span></text:p>
      <text:p text:style-name="P11"/>
      <text:p text:style-name="P13">Each t<text:span text:style-name="T4">ransformation </text:span>operation will create a new RDD and would not change the DATA in the original RDD.</text:p>
      <text:p text:style-name="P11">collect data by treeAggregate. </text:p>
      <text:p text:style-name="P3"/>
      <text:p text:style-name="P3"><text:soft-page-break/></text:p>
      <text:p text:style-name="P16">Because it is very slow to do communication between <text:span text:style-name="T7">different machines using treeAggregate. </text:span></text:p>
      <text:p text:style-name="P3"/>
      <text:p text:style-name="P3"/>
      <text:p text:style-name="P75">Early <text:span text:style-name="T34">trival on the original model .</text:span></text:p>
      <text:p text:style-name="P3"/>
      <text:p text:style-name="P74">Final experiment:</text:p>
      <text:p text:style-name="P67"/>
      <text:p text:style-name="P1">Dataset:</text:p>
      <text:p text:style-name="P4"><text:span text:style-name="T1">a snapshot of Wikipedia at April, 2010 (Shaoul, 2010): </text:span>990 million tokens</text:p>
      <text:p text:style-name="P4"/>
      <text:p text:style-name="P1">Clean the corpus: </text:p>
      <text:p text:style-name="P1"/>
      <text:p text:style-name="P1">Split corpus as training set and validation set. </text:p>
      <text:p text:style-name="P1"/>
      <text:p text:style-name="P2">Learn Vocabulary from training set: <text:span text:style-name="T2">count the occurrence of each word, if the count is lower than 20, <text:s/>remove it. </text:span></text:p>
      <text:p text:style-name="P5"/>
      <text:p text:style-name="P6">vocabSize = 456365 <text:s text:c="2"/>running number of tokens = 938690244</text:p>
      <text:p text:style-name="P6"/>
      <text:p text:style-name="P30">training set with 27097633 lines <text:span text:style-name="T8">(sentences)</text:span></text:p>
      <text:p text:style-name="P30">validation set with 177662 lines</text:p>
      <text:p text:style-name="P7"/>
      <text:p text:style-name="P8">1<text:span text:style-name="T3">st</text:span> Step: It is same as Skip-gram with negative sampling: </text:p>
      <text:p text:style-name="P8"/>
      <text:p text:style-name="P8">Split the training set into 20 RDDs. </text:p>
      <text:p text:style-name="P8">number of parameters =45636500</text:p>
      <text:p text:style-name="P6"/>
      <text:p text:style-name="P21">initialize syn0 and syn1 randomly: how to initialize them ???</text:p>
      <text:p text:style-name="P6"/>
      <text:p text:style-name="P20">learnRate = 0.1, gamma = 0.9, </text:p>
      <text:p text:style-name="P20">input.getNumPartitions=184</text:p>
      <text:p text:style-name="P20"/>
      <text:p text:style-name="P28">numIterations = numEpoch * numRDDs</text:p>
      <text:p text:style-name="P25"/>
      <text:p text:style-name="P26">for each iteration:</text:p>
      <text:p text:style-name="P23"><text:tab/>fetch one part of training set (RDD) and calculate loss </text:p>
      <text:p text:style-name="P24"><text:tab/>calculate the loss of validation set. </text:p>
      <text:p text:style-name="P20"/>
      <text:p text:style-name="P28">Save syn0 and syn1</text:p>
      <text:p text:style-name="P20"/>
      <text:p text:style-name="P22">2<text:span text:style-name="T3">nd</text:span> Step: </text:p>
      <text:p text:style-name="P22"/>
      <text:p text:style-name="P28">calculate the </text:p>
      <text:p text:style-name="P28"/>
      <text:p text:style-name="P29">freqThreshStr=2000_10000</text:p>
      <text:p text:style-name="P29">number of senseCounts=[434189 14575 7601]</text:p>
      <text:p text:style-name="P29"/>
      <text:p text:style-name="P31">7601 <text:span text:style-name="T10">words have three senses, </text:span>14575 <text:span text:style-name="T10">words have two senses and <text:s/></text:span>434189 <text:span text:style-name="T10">words have only one words. </text:span></text:p>
      <text:p text:style-name="P32">e.g. </text:p>
      <text:p text:style-name="P32">resolution wordIndex=2786 wordCount=36520 <text:s/>numSense=3</text:p>
      <text:p text:style-name="P32"><text:soft-page-break/>traces wordIndex=6393 wordCount=12691 <text:s/>numSense=3</text:p>
      <text:p text:style-name="P32">mel wordIndex=8564 wordCount=8434 <text:s/>numSense=2</text:p>
      <text:p text:style-name="P32">hanja wordIndex=31515 wordCount=1154 <text:s/>numSense=1</text:p>
      <text:p text:style-name="P32">backpack wordIndex=31690 wordCount=1144 <text:s/>numSense=1</text:p>
      <text:p text:style-name="P32">carruthers wordIndex=41792 wordCount=733 <text:s/>numSense=<text:span text:style-name="T11">1</text:span></text:p>
      <text:p text:style-name="P28"/>
      <text:p text:style-name="P28">use syn0 and syn1 from last step (one sense) to initialize the current syn0 and syn1 (multiple sense)</text:p>
      <text:p text:style-name="P22"/>
      <text:p text:style-name="P27">for each iteration</text:p>
      <text:p text:style-name="P27"/>
      <text:p text:style-name="P27"><text:tab/><text:span text:style-name="T9">do assignment for one part of <text:s/>training set and calculate loss</text:span></text:p>
      <text:p text:style-name="P27"><text:tab/><text:span text:style-name="T9">adjust some senses if they are too low</text:span></text:p>
      <text:p text:style-name="P27"/>
      <text:p text:style-name="P27"><text:tab/><text:span text:style-name="T9">train parameters</text:span></text:p>
      <text:p text:style-name="P27"><text:tab/></text:p>
      <text:p text:style-name="P27"><text:tab/><text:span text:style-name="T9">do assignment for validation set</text:span></text:p>
      <text:p text:style-name="P27"><text:tab/></text:p>
      <text:p text:style-name="P18"/>
      <text:p text:style-name="P17">Some changes in the experiment from the original model: the number of senses in syn1 becomes only one. </text:p>
      <text:p text:style-name="P36"/>
      <text:p text:style-name="P36"/>
      <text:p text:style-name="P37">Something about spark: <text:span text:style-name="T12">(it is different from the normal updating)</text:span></text:p>
      <text:p text:style-name="P38">set syn0 and syn1 as the global value <text:span text:style-name="T13">(broadcast value), they will be store in the memory and can not be changed. </text:span></text:p>
      <text:p text:style-name="P38"/>
      <text:p text:style-name="P42">In the assignment, we us<text:span text:style-name="T16">e map <text:s/>transformation to transform each sentence with senses information to another sentence with changed senses information. So one RDD becomes to another RDD. In this process, syn0 and syn1 will be used (only read) to calculate the loss. </text:span></text:p>
      <text:p text:style-name="P38"/>
      <text:p text:style-name="P66"/>
      <text:p text:style-name="P40"><text:span text:style-name="T15">I</text:span>n the training, we <text:span text:style-name="T15">also </text:span>use map transformation. <text:span text:style-name="T15">Instead of transforming sentences to sentences, </text:span>we transform the original sentence RDD into the collection of <text:span text:style-name="T17">updated </text:span>syn0 and <text:span text:style-name="T17">updated </text:span>syn1. <text:span text:style-name="T18">Yes, we update syn0 and syn1 in this process, because we need to train our parameters. But we do not really change the global syn0 and syn1. Instead, we copy the global syn0 and syn1 (broadcast value) to the local syn0 and syn1 in each executor, so that each executor has its own syn0 and syn1 and update them independently. And then we use the average of them as the new global syn0 and syn1.</text:span></text:p>
      <text:p text:style-name="P45"/>
      <text:p text:style-name="P39">So each executor has two vectors (representing syn0 and syn1 <text:span text:style-name="T14">respectively</text:span>). <text:span text:style-name="T14">And then we use treeAggregate to collect all such vectors together from different executor (cpu core). <text:s/>In the aggregation, different syn0's vectors add up together, and different syn0's vectors add up together. Finally, we get one syn0 and one syn1. For now, we set them as new syn0 and syn1, which will be used as the broadcast value in the next iteration. </text:span></text:p>
      <text:p text:style-name="P39"/>
      <text:p text:style-name="P44">Normalization: <text:span text:style-name="T20">After getting the new global syn0 and syn1, because they are added up by several ones, some values of some embeddings may be very big. Thus, we need to do normalization to avoid to big values. Our normalization method is very simple, which is to check all embeddings from syn0 and syn1 if the length is bigger than 4, if that we just normalization them to the new embeddings with length of 4.</text:span></text:p>
      <text:p text:style-name="P41"/>
      <text:p text:style-name="P43">The assignment step for validation set is almost same as <text:span text:style-name="T19">the one for training set. The only different thing is that, the negative samples for each word of each sentence in the validation set is not </text:span><text:soft-page-break/><text:span text:style-name="T19">changed. But for each iteration of assignment for sentence in training set, the negative sampling are new. </text:span></text:p>
      <text:p text:style-name="P37"/>
      <text:p text:style-name="P46">Before that we will check if our loss function is correct. </text:p>
      <text:p text:style-name="P46"/>
      <text:p text:style-name="P1">Training Configuration:</text:p>
      <text:p text:style-name="P1"/>
      <text:p text:style-name="P1">Nearest Neighbors:</text:p>
      <text:p text:style-name="P1"/>
      <text:p text:style-name="P33">apple:</text:p>
      <text:p text:style-name="P33"/>
      <text:p text:style-name="P33">bank:</text:p>
      <text:p text:style-name="P33"/>
      <text:p text:style-name="P33">….</text:p>
      <text:p text:style-name="P1"/>
      <text:p text:style-name="P1">Visualization:</text:p>
      <text:p text:style-name="P1"/>
      <text:p text:style-name="P34">apple:</text:p>
      <text:p text:style-name="P34"/>
      <text:p text:style-name="P34">bank:</text:p>
      <text:p text:style-name="P34"/>
      <text:p text:style-name="P34">...</text:p>
      <text:p text:style-name="P1"/>
      <text:p text:style-name="P1">Word Similarity:</text:p>
      <text:p text:style-name="P1"/>
      <text:p text:style-name="P35">wordsim_353</text:p>
      <text:p text:style-name="P35"/>
      <text:p text:style-name="P35">SWSC </text:p>
      <text:p text:style-name="P35"/>
      <text:p text:style-name="P35">….</text:p>
      <text:p text:style-name="P1"/>
      <text:p text:style-name="P1">Conclusio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5:44:46.990853526</meta:creation-date>
    <meta:editing-duration>PT6H46M25S</meta:editing-duration>
    <meta:editing-cycles>353</meta:editing-cycles>
    <meta:generator>LibreOffice/5.0.5.2$Linux_X86_64 LibreOffice_project/00m0$Build-2</meta:generator>
    <dc:date>2016-06-26T23:46:56.598426995</dc:date>
    <meta:document-statistic meta:table-count="0" meta:image-count="0" meta:object-count="0" meta:page-count="5" meta:paragraph-count="98" meta:word-count="1581" meta:character-count="9558" meta:non-whitespace-character-count="8016"/>
  </office:meta>
</office:document-meta>
</file>